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automatic-styles>
    <text:list-style style:name="LFO3_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1" style:master-page-name="MP0" style:family="paragraph">
      <style:paragraph-properties fo:break-before="page"/>
      <style:text-properties style:use-window-font-color="true"/>
    </style:style>
    <style:style style:name="T2" style:parent-style-name="codeChar" style:family="text">
      <style:text-properties style:font-name="Calibri" style:font-name-complex="Calibri" fo:font-weight="bold" style:font-weight-asian="bold"/>
    </style:style>
    <style:style style:name="T3" style:parent-style-name="codeChar" style:family="text">
      <style:text-properties style:font-name="Calibri" style:font-name-complex="Calibri"/>
    </style:style>
    <style:style style:name="T4" style:parent-style-name="codeChar" style:family="text">
      <style:text-properties style:font-name="Calibri" style:font-name-complex="Calibri"/>
    </style:style>
    <style:style style:name="T5" style:parent-style-name="codeChar" style:family="text">
      <style:text-properties style:font-name="Calibri" style:font-name-complex="Calibri"/>
    </style:style>
    <style:style style:name="T6" style:parent-style-name="codeChar" style:family="text">
      <style:text-properties fo:font-weight="bold" style:font-weight-asian="bold"/>
    </style:style>
    <style:style style:name="T7" style:parent-style-name="codeChar" style:family="text">
      <style:text-properties style:font-name="Calibri" style:font-name-complex="Calibri"/>
    </style:style>
    <style:style style:name="P8" style:parent-style-name="code" style:family="paragraph"/>
    <style:style style:name="T9" style:parent-style-name="codeChar" style:family="text">
      <style:text-properties fo:font-weight="bold" style:font-weight-asian="bold"/>
    </style:style>
    <style:style style:name="T10" style:parent-style-name="codeChar" style:family="text">
      <style:text-properties fo:font-weight="bold" style:font-weight-asian="bold"/>
    </style:style>
    <style:style style:name="T11" style:parent-style-name="codeChar" style:family="text">
      <style:text-properties fo:font-weight="bold" style:font-weight-asian="bold"/>
    </style:style>
    <style:style style:name="T12" style:parent-style-name="codeChar" style:family="text">
      <style:text-properties fo:font-weight="bold" style:font-weight-asian="bold"/>
    </style:style>
    <style:style style:name="T13" style:parent-style-name="codeChar" style:family="text">
      <style:text-properties fo:font-weight="bold" style:font-weight-asian="bold"/>
    </style:style>
    <style:style style:name="T14" style:parent-style-name="codeChar" style:family="text">
      <style:text-properties fo:font-weight="bold" style:font-weight-asian="bold"/>
    </style:style>
    <style:style style:name="T15" style:parent-style-name="codeChar" style:family="text">
      <style:text-properties fo:font-weight="bold" style:font-weight-asian="bold"/>
    </style:style>
    <style:style style:name="T16" style:parent-style-name="codeChar" style:family="text">
      <style:text-properties fo:font-weight="bold" style:font-weight-asian="bold"/>
    </style:style>
    <style:style style:name="T17" style:parent-style-name="codeChar" style:family="text">
      <style:text-properties fo:font-weight="bold" style:font-weight-asian="bold"/>
    </style:style>
    <style:style style:name="T18" style:parent-style-name="codeChar" style:family="text">
      <style:text-properties fo:font-weight="bold" style:font-weight-asian="bold"/>
    </style:style>
    <style:style style:name="T19" style:parent-style-name="codeChar" style:family="text">
      <style:text-properties fo:font-weight="bold" style:font-weight-asian="bold"/>
    </style:style>
    <style:style style:name="P20" style:parent-style-name="Normal" style:family="paragraph">
      <style:paragraph-properties fo:margin-left="0.5in">
        <style:tab-stops/>
      </style:paragraph-properties>
    </style:style>
    <style:style style:name="T21" style:parent-style-name="codeChar" style:family="text">
      <style:text-properties style:font-name="Calibri" style:font-name-complex="Calibri"/>
    </style:style>
    <style:style style:name="P22" style:parent-style-name="Normal" style:family="paragraph">
      <style:paragraph-properties fo:margin-left="0.5in">
        <style:tab-stops/>
      </style:paragraph-properties>
    </style:style>
    <style:style style:name="T23" style:parent-style-name="codeChar" style:family="text">
      <style:text-properties style:font-name="Calibri" style:font-name-complex="Calibri"/>
    </style:style>
    <style:style style:name="T24" style:parent-style-name="codeChar" style:family="text">
      <style:text-properties style:font-name="Calibri" style:font-name-complex="Calibri"/>
    </style:style>
    <style:style style:name="T25" style:parent-style-name="codeChar"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P29" style:parent-style-name="code" style:family="paragraph"/>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P34" style:parent-style-name="ListParagraph" style:family="paragraph"/>
    <style:style style:name="P35" style:parent-style-name="code" style:family="paragraph"/>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ListParagraph" style:family="paragraph"/>
    <style:style style:name="T41" style:parent-style-name="DefaultParagraphFont" style:family="text">
      <style:text-properties fo:font-weight="bold" style:font-weight-asian="bold"/>
    </style:style>
    <style:style style:name="P42" style:parent-style-name="code" style:family="paragraph">
      <style:text-properties fo:font-weight="bold" style:font-weight-asian="bold"/>
    </style:style>
    <style:style style:name="P43" style:parent-style-name="code" style:family="paragraph">
      <style:text-properties fo:font-weight="bold" style:font-weight-asian="bold"/>
    </style:style>
    <style:style style:name="P44" style:parent-style-name="ListParagraph" style:family="paragraph">
      <style:text-properties style:font-name="Courier New" style:font-name-complex="Courier New" fo:font-weight="bold" style:font-weight-asian="bold"/>
    </style:style>
    <style:style style:name="P45" style:parent-style-name="ListParagraph" style:family="paragraph"/>
    <style:style style:name="T46" style:parent-style-name="DefaultParagraphFont" style:family="text">
      <style:text-properties style:font-name="Courier New" style:font-name-complex="Courier New" fo:font-weight="bold" style:font-weight-asian="bold"/>
    </style:style>
    <style:style style:name="T47" style:parent-style-name="DefaultParagraphFont" style:family="text">
      <style:text-properties style:font-name="Courier New" style:font-name-complex="Courier New"/>
    </style:style>
    <style:style style:name="P48" style:parent-style-name="Normal" style:family="paragraph">
      <style:paragraph-properties fo:margin-left="0.5in">
        <style:tab-stops/>
      </style:paragraph-properties>
    </style:style>
    <style:style style:name="P49" style:parent-style-name="Normal" style:family="paragraph">
      <style:paragraph-properties fo:margin-left="0.5in">
        <style:tab-stops/>
      </style:paragraph-properties>
    </style:style>
    <style:style style:name="T50" style:parent-style-name="DefaultParagraphFont" style:family="text">
      <style:text-properties fo:font-weight="bold" style:font-weight-asian="bold"/>
    </style:style>
    <style:style style:name="P51" style:parent-style-name="code" style:family="paragraph"/>
    <style:style style:name="T52" style:parent-style-name="DefaultParagraphFont" style:family="text">
      <style:text-properties fo:font-weight="bold" style:font-weight-asian="bold"/>
    </style:style>
    <style:style style:name="P53" style:parent-style-name="code" style:family="paragraph">
      <style:text-properties fo:font-weight="bold" style:font-weight-asian="bold"/>
    </style:style>
    <style:style style:name="P54" style:parent-style-name="code" style:family="paragraph">
      <style:text-properties fo:font-weight="bold" style:font-weight-asian="bold"/>
    </style:style>
    <style:style style:name="P55" style:parent-style-name="code" style:family="paragraph"/>
    <style:style style:name="T56" style:parent-style-name="DefaultParagraphFont" style:family="text">
      <style:text-properties fo:font-weight="bold" style:font-weight-asian="bold"/>
    </style:style>
    <style:style style:name="T57" style:parent-style-name="DefaultParagraphFont" style:family="text">
      <style:text-properties fo:font-style="italic" style:font-style-asian="italic"/>
    </style:style>
    <style:style style:name="T58" style:parent-style-name="DefaultParagraphFont" style:family="text">
      <style:text-properties fo:font-weight="bold" style:font-weight-asian="bold"/>
    </style:style>
    <style:style style:name="P59" style:parent-style-name="Normal" style:family="paragraph">
      <style:paragraph-properties fo:margin-left="0.5in">
        <style:tab-stops/>
      </style:paragraph-properties>
    </style:style>
    <style:style style:name="P60" style:parent-style-name="code" style:family="paragraph"/>
    <style:style style:name="T61" style:parent-style-name="DefaultParagraphFont" style:family="text">
      <style:text-properties fo:font-weight="bold" style:font-weight-asian="bold"/>
    </style:style>
    <style:style style:name="T62" style:parent-style-name="DefaultParagraphFont" style:family="text">
      <style:text-properties fo:font-style="italic" style:font-style-asian="italic"/>
    </style:style>
    <style:style style:name="T63" style:parent-style-name="DefaultParagraphFont" style:family="text">
      <style:text-properties fo:font-weight="bold" style:font-weight-asian="bold"/>
    </style:style>
    <style:style style:name="P64" style:parent-style-name="Normal" style:family="paragraph">
      <style:paragraph-properties fo:margin-left="0.5in">
        <style:tab-stops/>
      </style:paragraph-properties>
    </style:style>
    <style:style style:name="T65" style:parent-style-name="DefaultParagraphFont" style:family="text">
      <style:text-properties fo:font-weight="bold" style:font-weight-asian="bold"/>
    </style:style>
    <style:style style:name="P66" style:parent-style-name="code" style:family="paragraph"/>
    <style:style style:name="T67" style:parent-style-name="DefaultParagraphFont" style:family="text">
      <style:text-properties fo:font-weight="bold" style:font-weight-asian="bold"/>
    </style:style>
    <style:style style:name="T68" style:parent-style-name="DefaultParagraphFont" style:family="text">
      <style:text-properties style:font-name="Calibri" style:font-name-complex="Calibri"/>
    </style:style>
    <style:style style:name="T69" style:parent-style-name="DefaultParagraphFont" style:family="text">
      <style:text-properties style:font-name="Calibri" style:font-name-complex="Calibri"/>
    </style:style>
    <style:style style:name="P70" style:parent-style-name="code" style:family="paragraph"/>
    <style:style style:name="T71" style:parent-style-name="DefaultParagraphFont" style:family="text">
      <style:text-properties fo:font-weight="bold" style:font-weight-asian="bold"/>
    </style:style>
    <style:style style:name="P72" style:parent-style-name="code" style:family="paragraph"/>
    <style:style style:name="T73" style:parent-style-name="DefaultParagraphFont" style:family="text">
      <style:text-properties fo:font-weight="bold" style:font-weight-asian="bold"/>
    </style:style>
    <style:style style:name="P74" style:parent-style-name="code" style:family="paragraph"/>
    <style:style style:name="T75" style:parent-style-name="DefaultParagraphFont" style:family="text">
      <style:text-properties fo:font-weight="bold" style:font-weight-asian="bold"/>
    </style:style>
    <style:style style:name="P76" style:parent-style-name="code" style:family="paragraph"/>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code" style:family="paragraph"/>
    <style:style style:name="T80" style:parent-style-name="DefaultParagraphFont" style:family="text">
      <style:text-properties fo:font-weight="bold" style:font-weight-asian="bold"/>
    </style:style>
    <style:style style:name="P81" style:parent-style-name="code" style:family="paragraph"/>
    <style:style style:name="T82" style:parent-style-name="DefaultParagraphFont" style:family="text">
      <style:text-properties fo:font-weight="bold" style:font-weight-asian="bold"/>
    </style:style>
    <style:style style:name="P83" style:parent-style-name="code" style:family="paragraph"/>
    <style:style style:name="T84" style:parent-style-name="DefaultParagraphFont" style:family="text">
      <style:text-properties fo:font-weight="bold" style:font-weight-asian="bold"/>
    </style:style>
    <style:style style:name="P85" style:parent-style-name="code" style:family="paragraph"/>
    <style:style style:name="T86" style:parent-style-name="DefaultParagraphFont" style:family="text">
      <style:text-properties fo:font-weight="bold" style:font-weight-asian="bold"/>
    </style:style>
    <style:style style:name="P87" style:parent-style-name="code" style:family="paragraph"/>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P90" style:parent-style-name="ListParagraph" style:family="paragraph"/>
    <style:style style:name="T91" style:parent-style-name="DefaultParagraphFont" style:family="text">
      <style:text-properties fo:font-weight="bold" style:font-weight-asian="bold"/>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P96" style:parent-style-name="ListParagraph" style:family="paragraph"/>
    <style:style style:name="P97" style:parent-style-name="ListParagraph" style:family="paragraph"/>
    <style:style style:name="P98" style:parent-style-name="code" style:family="paragraph"/>
    <style:style style:name="T99" style:parent-style-name="codeChar" style:family="text">
      <style:text-properties fo:font-weight="bold" style:font-weight-asian="bold"/>
    </style:style>
    <style:style style:name="P100" style:parent-style-name="Normal" style:family="paragraph">
      <style:paragraph-properties fo:text-indent="0.5in"/>
    </style:style>
    <style:style style:name="T101" style:parent-style-name="codeChar" style:family="text">
      <style:text-properties style:font-name="Calibri" style:font-name-complex="Calibri"/>
    </style:style>
    <style:style style:name="T102" style:parent-style-name="codeChar" style:family="text">
      <style:text-properties style:font-name="Calibri" style:font-name-complex="Calibri"/>
    </style:style>
    <style:style style:name="T103" style:parent-style-name="codeChar" style:family="text">
      <style:text-properties style:font-name="Calibri" style:font-name-complex="Calibri" fo:font-weight="bold" style:font-weight-asian="bold"/>
    </style:style>
    <style:style style:name="T104" style:parent-style-name="codeChar" style:family="text">
      <style:text-properties style:font-name="Calibri" style:font-name-complex="Calibri"/>
    </style:style>
    <style:style style:name="T105" style:parent-style-name="codeChar" style:family="text">
      <style:text-properties style:font-name="Calibri" style:font-name-complex="Calibri"/>
    </style:style>
    <style:style style:name="P106" style:parent-style-name="ListParagraph" style:family="paragraph"/>
    <style:style style:name="T107" style:parent-style-name="codeChar" style:family="text">
      <style:text-properties fo:font-weight="bold" style:font-weight-asian="bold"/>
    </style:style>
    <style:style style:name="P108" style:parent-style-name="ListParagraph" style:family="paragraph"/>
    <style:style style:name="P109" style:parent-style-name="ListParagraph" style:family="paragraph"/>
    <style:style style:name="T110" style:parent-style-name="DefaultParagraphFont" style:family="text">
      <style:text-properties fo:font-weight="bold" style:font-weight-asian="bold"/>
    </style:style>
    <style:style style:name="T111" style:parent-style-name="codeChar" style:family="text">
      <style:text-properties fo:font-weight="bold" style:font-weight-asian="bold"/>
    </style:style>
    <style:style style:name="T112" style:parent-style-name="codeChar" style:family="text">
      <style:text-properties fo:font-weight="bold" style:font-weight-asian="bold"/>
    </style:style>
    <style:style style:name="T113" style:parent-style-name="codeChar" style:family="text">
      <style:text-properties fo:font-weight="bold" style:font-weight-asian="bold"/>
    </style:style>
    <style:style style:name="T114" style:parent-style-name="codeChar" style:family="text">
      <style:text-properties fo:font-weight="bold" style:font-weight-asian="bold"/>
    </style:style>
    <style:style style:name="T115" style:parent-style-name="codeChar" style:family="text">
      <style:text-properties fo:font-weight="bold" style:font-weight-asian="bold"/>
    </style:style>
    <style:style style:name="T116" style:parent-style-name="codeChar" style:family="text">
      <style:text-properties fo:font-weight="bold" style:font-weight-asian="bold"/>
    </style:style>
    <style:style style:name="T117" style:parent-style-name="codeChar" style:family="text">
      <style:text-properties fo:font-weight="bold" style:font-weight-asian="bold"/>
    </style:style>
    <style:style style:name="T118" style:parent-style-name="codeChar" style:family="text">
      <style:text-properties fo:font-weight="bold" style:font-weight-asian="bold"/>
    </style:style>
    <style:style style:name="T119" style:parent-style-name="codeChar" style:family="text">
      <style:text-properties fo:font-weight="bold" style:font-weight-asian="bold"/>
    </style:style>
    <style:style style:name="P120" style:parent-style-name="ListParagraph" style:family="paragraph"/>
    <style:style style:name="T121" style:parent-style-name="DefaultParagraphFont" style:family="text">
      <style:text-properties fo:font-weight="bold" style:font-weight-asian="bold"/>
    </style:style>
    <style:style style:name="T122" style:parent-style-name="codeChar" style:family="text">
      <style:text-properties fo:font-weight="bold" style:font-weight-asian="bold"/>
    </style:style>
    <style:style style:name="T123" style:parent-style-name="codeChar" style:family="text">
      <style:text-properties fo:font-weight="bold" style:font-weight-asian="bold"/>
    </style:style>
    <style:style style:name="T124" style:parent-style-name="codeChar" style:family="text">
      <style:text-properties fo:font-weight="bold" style:font-weight-asian="bold"/>
    </style:style>
    <style:style style:name="T125" style:parent-style-name="codeChar" style:family="text">
      <style:text-properties fo:font-weight="bold" style:font-weight-asian="bold"/>
    </style:style>
    <style:style style:name="T126" style:parent-style-name="codeChar" style:family="text">
      <style:text-properties fo:font-weight="bold" style:font-weight-asian="bold"/>
    </style:style>
    <style:style style:name="T127" style:parent-style-name="codeChar" style:family="text">
      <style:text-properties fo:font-weight="bold" style:font-weight-asian="bold"/>
    </style:style>
    <style:style style:name="T128" style:parent-style-name="codeChar" style:family="text">
      <style:text-properties fo:font-weight="bold" style:font-weight-asian="bold"/>
    </style:style>
    <style:style style:name="T129" style:parent-style-name="codeChar" style:family="text">
      <style:text-properties fo:font-weight="bold" style:font-weight-asian="bold"/>
    </style:style>
    <style:style style:name="T130" style:parent-style-name="codeChar" style:family="text">
      <style:text-properties fo:font-weight="bold" style:font-weight-asian="bold"/>
    </style:style>
    <style:style style:name="P131" style:parent-style-name="ListParagraph" style:family="paragraph"/>
    <style:style style:name="T132" style:parent-style-name="codeChar" style:family="text">
      <style:text-properties fo:font-weight="bold" style:font-weight-asian="bold"/>
    </style:style>
    <style:style style:name="T133" style:parent-style-name="codeChar" style:family="text">
      <style:text-properties style:font-name="Calibri" style:font-name-complex="Calibri"/>
    </style:style>
  </office:automatic-styles>
  <office:body>
    <office:text text:use-soft-page-breaks="true">
      <text:h text:style-name="P1" text:outline-level="1">Communication specification</text:h>
      <text:p text:style-name="Normal">Time format:<text:s/><text:span text:style-name="codeChar">YYYY-MM-DDThh:mm:ss.msec</text:span></text:p>
      <text:p text:style-name="Normal"><text:span text:style-name="T2">Every module:</text:span><text:span text:style-name="T3"><text:s text:c="2"/>Every module is<text:s/></text:span>started as a separate process that communicates via stdin and stdout. Every module<text:s/><text:span text:style-name="T4">starts the communication by identifying itself and attempts to let the knowledge module know when it is going to crash or exit while still connected.</text:span></text:p>
      <text:p text:style-name="Normal"><text:span text:style-name="T5">Receives:</text:span></text:p>
      <text:list text:style-name="LFO3" text:continue-numbering="true">
        <text:list-item>
          <text:p text:style-name="code"><text:span text:style-name="T6">/central/exit</text:span></text:p>
        </text:list-item>
      </text:list>
      <text:p text:style-name="Normal"><text:span text:style-name="T7">Sends:</text:span></text:p>
      <text:list text:style-name="LFO3">
        <text:list-item text:start-value="1">
          <text:p text:style-name="P8"><text:span text:style-name="T9">/general/identify</text:span><text:span text:style-name="codeChar"><text:s/>(</text:span><text:span text:style-name="T10">vision</text:span><text:span text:style-name="codeChar">|</text:span><text:span text:style-name="T11">kicker</text:span><text:span text:style-name="codeChar">|</text:span><text:span text:style-name="T12">planner</text:span><text:span text:style-name="codeChar">|</text:span><text:span text:style-name="T13">movement</text:span><text:span text:style-name="codeChar">|</text:span><text:span text:style-name="T14">robot</text:span><text:span text:style-name="codeChar">|</text:span><text:span text:style-name="T15">logger</text:span><text:span text:style-name="codeChar">|</text:span><text:span text:style-name="T16">manual</text:span><text:span text:style-name="codeChar">) (</text:span><text:span text:style-name="T17">pri</text:span><text:span text:style-name="T18">mary</text:span><text:span text:style-name="codeChar">|</text:span><text:span text:style-name="T19">secondary</text:span><text:span text:style-name="codeChar">) current_time name</text:span></text:p>
        </text:list-item>
      </text:list>
      <text:p text:style-name="P20"><text:span text:style-name="T21">name is the name of the module including the version.</text:span></text:p>
      <text:p text:style-name="P22"><text:span text:style-name="T23">A primary module satisfies the requirement of having the module. A secondary module gets the exact same messages but does not satisfy that requirement. Example: the log</text:span><text:span text:style-name="T24">ger.py module should always be there; the visualizer is just good to look at.</text:span></text:p>
      <text:list text:style-name="LFO3" text:continue-numbering="true">
        <text:list-item>
          <text:p text:style-name="code"><text:span text:style-name="T25">/general/exiting</text:span><text:span text:style-name="codeChar"><text:s/>reason</text:span></text:p>
        </text:list-item>
      </text:list>
      <text:p text:style-name="Normal"><text:span text:style-name="T26">Vision module</text:span>: started with extra parameters<text:s/><text:span text:style-name="T27">side</text:span><text:s/>(left|right) and<text:s/><text:span text:style-name="T28">our colour</text:span><text:s/>(blue|yellow). All the corrections and normalizations are applied before sending the info (barrel distortion, perspective distortion, our side must always appear to be on the left). See board_specs.png to see how the info relates to the real world.</text:p>
      <text:p text:style-name="Normal">Sends:</text:p>
      <text:list text:style-name="LFO3_1" text:continue-numbering="true">
        <text:list-item>
          <text:p text:style-name="P29"><text:span text:style-name="T30">/vision/xy</text:span><text:s/>(<text:span text:style-name="T31">us</text:span>|<text:span text:style-name="T32">enemy</text:span>|<text:span text:style-name="T33">ball</text:span>) x y frame_time</text:p>
          <text:list text:continue-numbering="true">
            <text:list-item>
              <text:p text:style-name="P34">x and y are real numbers</text:p>
            </text:list-item>
          </text:list>
        </text:list-item>
        <text:list-item>
          <text:p text:style-name="P35"><text:span text:style-name="T36">/vision/r</text:span><text:span text:style-name="T37">otation</text:span><text:s/>(<text:span text:style-name="T38">us</text:span>|<text:span text:style-name="T39">enemy</text:span>) r frame_time</text:p>
          <text:list text:continue-numbering="true">
            <text:list-item>
              <text:p text:style-name="P40">r is in radians</text:p>
            </text:list-item>
          </text:list>
        </text:list-item>
      </text:list>
      <text:p text:style-name="Normal"><text:span text:style-name="T41">Kicker module:</text:span><text:s/>uses the robot communication module to kick the ball when ordered to do so by the planning module.</text:p>
      <text:p text:style-name="Normal">Receives:</text:p>
      <text:list text:style-name="LFO3">
        <text:list-item text:start-value="1">
          <text:p text:style-name="P42">/planner/kick</text:p>
        </text:list-item>
        <text:list-item>
          <text:p text:style-name="P43">/planner/lower_kicker</text:p>
        </text:list-item>
      </text:list>
      <text:p text:style-name="Normal">Sends:</text:p>
      <text:soft-page-break/>
      <text:list text:style-name="LFO5" text:continue-numbering="true">
        <text:list-item>
          <text:p text:style-name="P44">/kicker/order/brake</text:p>
        </text:list-item>
      </text:list>
      <text:p text:style-name="ListParagraph">Orders the robot to<text:s/>brake the kicker motor</text:p>
      <text:list text:style-name="LFO5" text:continue-numbering="true">
        <text:list-item>
          <text:p text:style-name="P45"><text:span text:style-name="T46">/kicker/order/run_inf (left|right)</text:span><text:span text:style-name="T47"><text:s/>speed</text:span></text:p>
        </text:list-item>
      </text:list>
      <text:p text:style-name="P48">Speed is an integer in the range [-128, 127]</text:p>
      <text:p text:style-name="P49">Orders the robot to run the kicker motor at the specified speed</text:p>
      <text:p text:style-name="Normal"><text:span text:style-name="T50">Planning module:</text:span><text:s/>plans where the robot should move and when it should use the kicker. It does not decide how the robot should achieve the given goals. It will receive all the specified information as soon as it arrives. It will also get all up to 1 minute old information when it first connects to the knowledge module.</text:p>
      <text:p text:style-name="Normal">Receives:</text:p>
      <text:list text:style-name="LFO3">
        <text:list-item text:start-value="1">
          <text:p text:style-name="P51"><text:span text:style-name="T52">/vision/</text:span>*</text:p>
        </text:list-item>
      </text:list>
      <text:p text:style-name="Normal">Sends:</text:p>
      <text:list text:style-name="LFO7" text:continue-numbering="true">
        <text:list-item>
          <text:p text:style-name="P53">/planner/kick</text:p>
        </text:list-item>
      </text:list>
      <text:p text:style-name="ListParagraph">Kicks the ball as soon as possible</text:p>
      <text:list text:style-name="LFO7" text:continue-numbering="true">
        <text:list-item>
          <text:p text:style-name="P54">/planner/lower_kicker</text:p>
        </text:list-item>
      </text:list>
      <text:p text:style-name="ListParagraph">Lowers the kicker to the resting position</text:p>
      <text:list text:style-name="LFO7" text:continue-numbering="true">
        <text:list-item>
          <text:p text:style-name="P55"><text:span text:style-name="T56">/planner/move</text:span><text:s/>n<text:s/><text:span text:style-name="T57">coordinates</text:span><text:s/>(final_rotation|<text:span text:style-name="T58">not_important</text:span>)</text:p>
        </text:list-item>
      </text:list>
      <text:p text:style-name="P59">n is the number of (x, y) pairs to follow (x and y are real numbers), coordinates = the (x, y) pairs, final_rotation is in radians (backwards movement is allowed if and only if moving to the left)</text:p>
      <text:list text:style-name="LFO7" text:continue-numbering="true">
        <text:list-item>
          <text:p text:style-name="P60"><text:span text:style-name="T61">/planner/move_rev</text:span><text:s/>n<text:s/><text:span text:style-name="T62">coordinates</text:span><text:s/>(final_rotation|<text:span text:style-name="T63">not_important</text:span>)</text:p>
        </text:list-item>
      </text:list>
      <text:p text:style-name="P64">same as above but backwards movement is always allowed</text:p>
      <text:p text:style-name="Normal"><text:span text:style-name="T65">Movement module:</text:span><text:s/>receives orders to move through a list of points and stop at the last one with a specific rotation if given. If no coordinates are given then the robot must rotate on spot. This module decides which speed to use and can consider the given coordinates to be<text:s/>approximate. It will receive all the specified information as soon as it arrives. It will also get all up to 1 minute old information when it first connects to the knowledge module. A newer move order overrides the old one.</text:p>
      <text:p text:style-name="Normal">Receives:</text:p>
      <text:list text:style-name="LFO8" text:continue-numbering="true">
        <text:list-item>
          <text:p text:style-name="P66"><text:span text:style-name="T67">/vision/</text:span>*<text:span text:style-name="T68"><text:s/>(only our l</text:span><text:span text:style-name="T69">ocation)</text:span></text:p>
        </text:list-item>
        <text:list-item>
          <text:p text:style-name="P70"><text:span text:style-name="T71">/planner/move</text:span></text:p>
        </text:list-item>
        <text:list-item>
          <text:p text:style-name="P72"><text:span text:style-name="T73">/planner/move_rev</text:span></text:p>
        </text:list-item>
        <text:list-item>
          <text:p text:style-name="P74"><text:span text:style-name="T75">/movement/order/</text:span>*</text:p>
        </text:list-item>
        <text:list-item>
          <text:p text:style-name="P76"><text:span text:style-name="T77">/kicker/order/</text:span>*</text:p>
        </text:list-item>
      </text:list>
      <text:p text:style-name="Normal"><text:span text:style-name="T78">Robot communication module:</text:span><text:s/>communicates with the robot over Bluetooth. Sends and receives data as ordered by the sensor, movement and kicker modules.</text:p>
      <text:p text:style-name="Normal">Receives:</text:p>
      <text:list text:style-name="LFO9" text:continue-numbering="true">
        <text:list-item>
          <text:p text:style-name="P79"><text:span text:style-name="T80">/vision/</text:span>*</text:p>
        </text:list-item>
        <text:list-item>
          <text:p text:style-name="P81"><text:span text:style-name="T82">/planner/move</text:span></text:p>
        </text:list-item>
        <text:list-item>
          <text:p text:style-name="P83"><text:span text:style-name="T84">/planner/move_rev</text:span></text:p>
        </text:list-item>
        <text:list-item>
          <text:p text:style-name="P85"><text:span text:style-name="T86">/movement/order/</text:span>*</text:p>
        </text:list-item>
        <text:list-item>
          <text:p text:style-name="P87"><text:span text:style-name="T88">/kicker/order/</text:span>*</text:p>
        </text:list-item>
      </text:list>
      <text:p text:style-name="Normal"><text:span text:style-name="T89">Logging module:</text:span><text:s/>receives all messages passing through the knowledge module with some additional info as specified below. The main logger should be connected at all times but there may be additional loggers attached (for example a visualizer). It will also get all up to 1 minute old information when it first connects to the knowledge module.</text:p>
      <text:p text:style-name="Normal">Receives:</text:p>
      <text:list text:style-name="LFO10" text:continue-numbering="true">
        <text:list-item>
          <text:p text:style-name="P90"><text:span text:style-name="T91">/central/received_message</text:span><text:s/></text:p>
        </text:list-item>
        <text:list-item>
          <text:p text:style-name="P92"><text:span text:style-name="T93">/central/sent_message</text:span><text:s/></text:p>
        </text:list-item>
      </text:list>
      <text:p text:style-name="Normal"><text:span text:style-name="T94">Proxy module:</text:span><text:s/>sits between the knowledge module and every other module. It will execute the program specified in its arguments and then communicate with the knowledge module using TCP/IP and with the end module using stdio. It will pass on every message without modifications or trying to understand<text:s/>them. It will intercept the<text:s/><text:span text:style-name="T95">/exit</text:span><text:s/>message and kill the process if it doesn’t do that by itself.</text:p>
      <text:p text:style-name="Normal">Receives:</text:p>
      <text:list text:style-name="LFO11" text:continue-numbering="true">
        <text:list-item>
          <text:p text:style-name="P96">Any message its end module is supposed to receive</text:p>
        </text:list-item>
      </text:list>
      <text:p text:style-name="Normal">Sends:</text:p>
      <text:list text:style-name="LFO12" text:continue-numbering="true">
        <text:list-item>
          <text:p text:style-name="P97">Any message its end module is supposed to send</text:p>
        </text:list-item>
        <text:list-item>
          <text:p text:style-name="P98"><text:span text:style-name="T99">/general/crashed</text:span><text:span text:style-name="codeChar"><text:s/>reason</text:span></text:p>
        </text:list-item>
      </text:list>
      <text:p text:style-name="P100"><text:span text:style-name="T101">Sent if the end modul</text:span><text:span text:style-name="T102">e crashes</text:span></text:p>
      <text:p text:style-name="Normal"><text:span text:style-name="T103">Central server:</text:span><text:span text:style-name="T104"><text:s/>the central module that makes sure every other module is running and passes messages between them.</text:span></text:p>
      <text:p text:style-name="Normal"><text:span text:style-name="T105">Receives:</text:span></text:p>
      <text:list text:style-name="LFO13" text:continue-numbering="true">
        <text:list-item>
          <text:p text:style-name="P106"><text:span text:style-name="T107">/general/</text:span><text:span text:style-name="codeChar">*</text:span></text:p>
        </text:list-item>
      </text:list>
      <text:soft-page-break/>
      <text:p text:style-name="Normal">Sends:</text:p>
      <text:list text:style-name="LFO14" text:continue-numbering="true">
        <text:list-item>
          <text:p text:style-name="P108">Messages it receives that should be redirected to other modules</text:p>
        </text:list-item>
        <text:list-item>
          <text:p text:style-name="P109"><text:span text:style-name="T110">/central/received_message</text:span><text:s/><text:span text:style-name="codeChar">(</text:span><text:span text:style-name="T111">vision</text:span><text:span text:style-name="codeChar">|</text:span><text:span text:style-name="T112">kicker</text:span><text:span text:style-name="codeChar">|</text:span><text:span text:style-name="T113">planner</text:span><text:span text:style-name="codeChar">|</text:span><text:span text:style-name="T114">movement</text:span><text:span text:style-name="codeChar">|</text:span><text:span text:style-name="T115">robot</text:span><text:span text:style-name="codeChar">|</text:span><text:span text:style-name="T116">logger</text:span><text:span text:style-name="codeChar">|</text:span><text:span text:style-name="T117">manual</text:span><text:span text:style-name="codeChar">|</text:span><text:span text:style-name="T118">central</text:span><text:span text:style-name="codeChar">|</text:span><text:span text:style-name="T119">unknown</text:span><text:span text:style-name="codeChar">) client_id receiving_time the_message</text:span></text:p>
        </text:list-item>
      </text:list>
      <text:p text:style-name="ListParagraph">client_id is a unique integer given to a connected client module.</text:p>
      <text:list text:style-name="LFO14" text:continue-numbering="true">
        <text:list-item>
          <text:p text:style-name="P120"><text:span text:style-name="T121">/central/sent_message</text:span><text:s/><text:span text:style-name="codeChar">(</text:span><text:span text:style-name="T122">vision</text:span><text:span text:style-name="codeChar">|</text:span><text:span text:style-name="T123">kicker</text:span><text:span text:style-name="codeChar">|</text:span><text:span text:style-name="T124">planner</text:span><text:span text:style-name="codeChar">|</text:span><text:span text:style-name="T125">movement</text:span><text:span text:style-name="codeChar">|</text:span><text:span text:style-name="T126">robot</text:span><?opendocument cursor-position?><text:span text:style-name="codeChar">|</text:span><text:span text:style-name="T127">logger</text:span><text:span text:style-name="codeChar">|</text:span><text:span text:style-name="T128">manual</text:span><text:span text:style-name="codeChar">|</text:span><text:span text:style-name="T129">central</text:span><text:span text:style-name="codeChar">|</text:span><text:span text:style-name="T130">unknown</text:span><text:span text:style-name="codeChar">)<text:s/></text:span><text:span text:style-name="codeChar">client_id sending_time the_message</text:span></text:p>
        </text:list-item>
      </text:list>
      <text:p text:style-name="ListParagraph">client_id is a unique integer given to a connected client module.</text:p>
      <text:list text:style-name="LFO14" text:continue-numbering="true">
        <text:list-item>
          <text:p text:style-name="P131"><text:span text:style-name="T132">/central/exit</text:span></text:p>
        </text:list-item>
      </text:list>
      <text:p text:style-name="ListParagraph"><text:span text:style-name="T133">The module it is sent to must exit clean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ode" style:display-name="code" style:family="paragraph" style:parent-style-name="ListParagraph" style:list-style-name="LFO3">
      <style:text-properties style:font-name="Courier New" style:font-name-complex="Courier New" fo:hyphenate="false"/>
    </style:style>
    <style:style style:name="ListParagraphChar" style:display-name="List Paragraph Char" style:family="text" style:parent-style-name="DefaultParagraphFont"/>
    <style:style style:name="codeChar" style:display-name="code Char" style:family="text" style:parent-style-name="ListParagraphChar">
      <style:text-properties style:font-name="Courier New" style:font-name-complex="Courier New"/>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WW_CharLFO1LVL1" style:family="text">
      <style:text-properties fo:font-weight="normal" style:font-weight-asian="normal"/>
    </style:style>
    <text:list-style style:name="LFO3" style:display-name="LFO3">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5LVL1" style:family="text">
      <style:text-properties fo:font-weight="normal" style:font-weight-asian="normal"/>
    </style:style>
    <style:style style:name="WW_CharLFO7LVL1" style:family="text">
      <style:text-properties fo:font-weight="normal" style:font-weight-asian="normal"/>
    </style:style>
    <style:style style:name="WW_CharLFO8LVL1" style:family="text">
      <style:text-properties fo:font-weight="normal" style:font-weight-asian="normal"/>
    </style:style>
    <style:style style:name="WW_CharLFO9LVL1" style:family="text">
      <style:text-properties fo:font-weight="normal" style:font-weight-asian="normal"/>
    </style:style>
    <style:style style:name="WW_CharLFO12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_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tinn</meta:initial-creator>
    <dc:creator>otinn</dc:creator>
    <meta:creation-date>2011-01-23T11:26:00Z</meta:creation-date>
    <dc:date>2011-04-20T21:38:00Z</dc:date>
    <meta:template xlink:href="Normal.dotm" xlink:type="simple"/>
    <meta:editing-cycles>25</meta:editing-cycles>
    <meta:editing-duration>PT8520S</meta:editing-duration>
    <meta:document-statistic meta:page-count="4" meta:paragraph-count="9" meta:word-count="735" meta:character-count="4920" meta:row-count="34" meta:non-whitespace-character-count="4194"/>
  </office:meta>
</office:document-meta>
</file>